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text-properties officeooo:rsid="004ded37" officeooo:paragraph-rsid="00fbd619"/>
    </style:style>
    <style:style style:name="P2" style:family="paragraph" style:parent-style-name="Title">
      <style:text-properties officeooo:rsid="0043be14" officeooo:paragraph-rsid="0043be14"/>
    </style:style>
    <style:style style:name="P3" style:family="paragraph" style:parent-style-name="Text_20_body">
      <style:paragraph-properties fo:margin-top="0in" fo:margin-bottom="0in" loext:contextual-spacing="false" fo:text-align="center" style:justify-single-word="false"/>
      <style:text-properties fo:font-variant="normal" fo:text-transform="none" fo:color="#000000" style:text-line-through-style="none" style:text-line-through-type="none" style:font-name="Arial" fo:font-size="11pt" fo:font-style="normal" style:text-underline-style="none" fo:font-weight="normal" officeooo:rsid="0084b4bb" officeooo:paragraph-rsid="0084b4bb" style:text-blinking="false" fo:background-color="transparent"/>
    </style:style>
    <style:style style:name="P4" style:family="paragraph" style:parent-style-name="Standard">
      <style:text-properties fo:font-variant="normal" fo:text-transform="none" fo:color="#000000" style:text-line-through-style="none" style:text-line-through-type="none" style:font-name="Arial" fo:font-size="11pt" fo:font-style="normal" style:text-underline-style="none" style:text-blinking="false" fo:background-color="transparent"/>
    </style:style>
    <style:style style:name="P5" style:family="paragraph" style:parent-style-name="Standard">
      <style:text-properties fo:font-variant="normal" fo:text-transform="none" fo:color="#000000" style:text-line-through-style="none" style:text-line-through-type="none" style:font-name="Arial" fo:font-size="11pt" fo:font-style="normal" style:text-underline-style="none" officeooo:rsid="00682925" style:text-blinking="false" fo:background-color="transparent" style:font-weight-asian="normal" style:font-weight-complex="normal"/>
    </style:style>
    <style:style style:name="P6" style:family="paragraph" style:parent-style-name="Standard">
      <style:text-properties fo:font-variant="normal" fo:text-transform="none" fo:color="#000000" style:text-line-through-style="none" style:text-line-through-type="none" style:font-name="Arial" fo:font-size="11pt" fo:font-style="normal" style:text-underline-style="none" officeooo:rsid="006d4857" style:text-blinking="false" fo:background-color="transparent" style:font-weight-asian="normal" style:font-weight-complex="normal"/>
    </style:style>
    <style:style style:name="P7" style:family="paragraph" style:parent-style-name="Standard">
      <style:text-properties fo:font-variant="normal" fo:text-transform="none" fo:color="#000000" style:text-line-through-style="none" style:text-line-through-type="none" style:font-name="Arial" fo:font-size="11pt" fo:font-style="normal" style:text-underline-style="none" officeooo:rsid="00713c9a" style:text-blinking="false" fo:background-color="transparent"/>
    </style:style>
    <style:style style:name="P8" style:family="paragraph" style:parent-style-name="Standard">
      <style:text-properties fo:font-variant="normal" fo:text-transform="none" fo:color="#000000" style:text-line-through-style="none" style:text-line-through-type="none" style:font-name="Arial" fo:font-size="11pt" fo:font-style="normal" style:text-underline-style="none" officeooo:rsid="005a67b7" style:text-blinking="false"/>
    </style:style>
    <style:style style:name="P9" style:family="paragraph" style:parent-style-name="Standard">
      <style:text-properties fo:font-variant="normal" fo:text-transform="none" fo:color="#000000" style:text-line-through-style="none" style:text-line-through-type="none" style:font-name="Arial" fo:font-size="11pt" fo:font-style="normal" style:text-underline-style="none" officeooo:rsid="00131678" officeooo:paragraph-rsid="0101e760" style:text-blinking="false"/>
    </style:style>
    <style:style style:name="P10" style:family="paragraph" style:parent-style-name="Standard">
      <style:text-properties fo:font-variant="normal" fo:text-transform="none" fo:color="#000000" style:text-line-through-style="none" style:text-line-through-type="none" style:font-name="Arial" fo:font-size="11pt" fo:font-style="normal" style:text-underline-style="none" officeooo:rsid="005ac4bd" officeooo:paragraph-rsid="0101e760" style:text-blinking="false"/>
    </style:style>
    <style:style style:name="P11" style:family="paragraph" style:parent-style-name="Standard">
      <style:text-properties fo:font-variant="normal" fo:text-transform="none" fo:color="#000000" style:text-line-through-style="none" style:text-line-through-type="none" style:font-name="Arial" fo:font-size="11pt" fo:font-style="normal" style:text-underline-style="none" fo:font-weight="bold" officeooo:rsid="006d4857" officeooo:paragraph-rsid="00cb438b" style:text-blinking="false" fo:background-color="transparent" style:font-weight-asian="bold" style:font-weight-complex="bold"/>
    </style:style>
    <style:style style:name="P12" style:family="paragraph" style:parent-style-name="Standard">
      <style:text-properties fo:font-variant="normal" fo:text-transform="none" fo:color="#000000" style:text-line-through-style="none" style:text-line-through-type="none" style:font-name="Arial" fo:font-size="11pt" fo:font-style="normal" style:text-underline-style="none" fo:font-weight="bold" officeooo:rsid="00cc63a6" officeooo:paragraph-rsid="00cc63a6" style:text-blinking="false" fo:background-color="transparent"/>
    </style:style>
    <style:style style:name="P13" style:family="paragraph" style:parent-style-name="Standard">
      <style:text-properties officeooo:paragraph-rsid="00a0773b"/>
    </style:style>
    <style:style style:name="P14" style:family="paragraph" style:parent-style-name="Standard">
      <style:text-properties officeooo:paragraph-rsid="00a3265d"/>
    </style:style>
    <style:style style:name="P15" style:family="paragraph" style:parent-style-name="Standard">
      <style:text-properties officeooo:paragraph-rsid="00c5ed2c"/>
    </style:style>
    <style:style style:name="P16" style:family="paragraph" style:parent-style-name="Standard">
      <style:text-properties fo:font-weight="bold" style:font-weight-asian="bold" style:font-weight-complex="bold"/>
    </style:style>
    <style:style style:name="P17" style:family="paragraph" style:parent-style-name="Standard">
      <style:text-properties fo:font-weight="bold" officeooo:rsid="00cc63a6" officeooo:paragraph-rsid="00cc63a6" style:font-weight-asian="bold" style:font-weight-complex="bold"/>
    </style:style>
    <style:style style:name="P18" style:family="paragraph" style:parent-style-name="Standard">
      <style:text-properties fo:font-weight="bold" officeooo:rsid="00ce9bc0" officeooo:paragraph-rsid="00cc63a6" style:font-weight-asian="bold" style:font-weight-complex="bold"/>
    </style:style>
    <style:style style:name="P19" style:family="paragraph" style:parent-style-name="Standard">
      <style:text-properties officeooo:paragraph-rsid="00cc63a6"/>
    </style:style>
    <style:style style:name="P20" style:family="paragraph" style:parent-style-name="Standard">
      <style:text-properties officeooo:rsid="00071483"/>
    </style:style>
    <style:style style:name="P21" style:family="paragraph" style:parent-style-name="Standard">
      <style:text-properties officeooo:paragraph-rsid="00d6095a"/>
    </style:style>
    <style:style style:name="P22" style:family="paragraph" style:parent-style-name="Standard">
      <style:text-properties officeooo:rsid="0011d6dc" officeooo:paragraph-rsid="0101e760"/>
    </style:style>
    <style:style style:name="P23" style:family="paragraph" style:parent-style-name="Standard">
      <style:text-properties officeooo:paragraph-rsid="01037f91"/>
    </style:style>
    <style:style style:name="P24" style:family="paragraph" style:parent-style-name="Standard">
      <style:text-properties officeooo:paragraph-rsid="0104d81d"/>
    </style:style>
    <style:style style:name="P25" style:family="paragraph" style:parent-style-name="Standard">
      <style:text-properties officeooo:paragraph-rsid="011bfa1b"/>
    </style:style>
    <style:style style:name="P26" style:family="paragraph" style:parent-style-name="Heading_20_1">
      <style:text-properties officeooo:rsid="004d671d" officeooo:paragraph-rsid="0056801f"/>
    </style:style>
    <style:style style:name="P27" style:family="paragraph" style:parent-style-name="Heading_20_1">
      <style:text-properties officeooo:rsid="00813c43" officeooo:paragraph-rsid="00813c43"/>
    </style:style>
    <style:style style:name="P28" style:family="paragraph" style:parent-style-name="Heading_20_1">
      <style:text-properties officeooo:rsid="00813c43" officeooo:paragraph-rsid="00813c43" fo:background-color="transparent"/>
    </style:style>
    <style:style style:name="T1" style:family="text">
      <style:text-properties style:text-position="super 58%" officeooo:rsid="007dee78"/>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officeooo:rsid="005b51c9"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officeooo:rsid="00071483"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1088d0f" style:text-blinking="false" fo:background-color="transparent" loext:char-shading-value="0" style:font-weight-asian="normal" style:font-weight-complex="normal"/>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d6095a" style:text-blinking="false" fo:background-color="transparent" loext:char-shading-value="0" style:font-weight-asian="normal" style:font-weight-complex="normal"/>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5a67b7" style:text-blinking="false" style:font-weight-asian="normal" style:font-weight-complex="normal"/>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100f953" style:text-blinking="false" style:font-weight-asian="normal" style:font-weight-complex="normal"/>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1037f91" style:text-blinking="false" style:font-weight-asian="normal" style:font-weight-complex="normal"/>
    </style:style>
    <style:style style:name="T9"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bold" officeooo:rsid="005cb49a"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bold" officeooo:rsid="0060610e"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normal" style:text-underline-style="none" fo:font-weight="bold" officeooo:rsid="00725818"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1pt" fo:font-style="normal" style:text-underline-style="none" fo:font-weight="bold" officeooo:rsid="008fa640" style:text-blinking="false" fo:background-color="transparent" loext:char-shading-value="0" style:font-weight-asian="bold" style:font-weight-complex="bold"/>
    </style:style>
    <style:style style:name="T14" style:family="text">
      <style:text-properties fo:font-variant="normal" fo:text-transform="none" fo:color="#000000" style:text-line-through-style="none" style:text-line-through-type="none" style:font-name="Arial" fo:font-size="11pt" fo:font-style="normal" style:text-underline-style="none" fo:font-weight="bold" style:text-blinking="false" style:font-weight-asian="bold" style:font-weight-complex="bold"/>
    </style:style>
    <style:style style:name="T15" style:family="text">
      <style:text-properties fo:font-variant="normal" fo:text-transform="none" fo:color="#000000" style:text-line-through-style="none" style:text-line-through-type="none" style:font-name="Arial" fo:font-size="11pt" fo:font-style="normal" style:text-underline-style="none" fo:font-weight="bold" officeooo:rsid="00449219" style:text-blinking="false" style:font-weight-asian="bold" style:font-weight-complex="bold"/>
    </style:style>
    <style:style style:name="T16" style:family="text">
      <style:text-properties fo:font-variant="normal" fo:text-transform="none" fo:color="#000000" style:text-line-through-style="none" style:text-line-through-type="none" style:font-name="Arial" fo:font-size="11pt" fo:font-style="normal" style:text-underline-style="none" fo:font-weight="bold" officeooo:rsid="01037f91" style:text-blinking="false" style:font-weight-asian="bold" style:font-weight-complex="bold"/>
    </style:style>
    <style:style style:name="T17" style:family="text">
      <style:text-properties fo:font-variant="normal" fo:text-transform="none" fo:color="#000000" style:text-line-through-style="none" style:text-line-through-type="none" style:font-name="Arial" fo:font-size="11pt" fo:font-style="normal" style:text-underline-style="none" fo:font-weight="bold" officeooo:rsid="0104d81d" style:text-blinking="false" style:font-weight-asian="bold" style:font-weight-complex="bold"/>
    </style:style>
    <style:style style:name="T18" style:family="text">
      <style:text-properties fo:font-variant="normal" fo:text-transform="none" fo:color="#000000" style:text-line-through-style="none" style:text-line-through-type="none" style:font-name="Arial" fo:font-size="11pt" fo:font-style="normal" style:text-underline-style="none" fo:font-weight="bold" officeooo:rsid="0111ad44" style:text-blinking="false" style:font-weight-asian="bold" style:font-weight-complex="bold"/>
    </style:style>
    <style:style style:name="T19" style:family="text">
      <style:text-properties fo:font-variant="normal" fo:text-transform="none" fo:color="#000000" style:text-line-through-style="none" style:text-line-through-type="none" style:font-name="Arial" fo:font-size="11pt" fo:font-style="normal" style:text-underline-style="none" fo:font-weight="bold" officeooo:rsid="005ac4bd" style:text-blinking="false" style:font-weight-asian="bold" style:font-weight-complex="bold"/>
    </style:style>
    <style:style style:name="T20" style:family="text">
      <style:text-properties fo:font-variant="normal" fo:text-transform="none" fo:color="#000000" style:text-line-through-style="none" style:text-line-through-type="none" style:font-name="Arial" fo:font-size="11pt" fo:font-style="normal" style:text-underline-style="none" style:text-blinking="false"/>
    </style:style>
    <style:style style:name="T2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2" style:family="text">
      <style:text-properties fo:font-variant="normal" fo:text-transform="none" fo:color="#000000" style:text-line-through-style="none" style:text-line-through-type="none" style:font-name="Arial" fo:font-size="11pt" fo:font-style="normal" style:text-underline-style="none" officeooo:rsid="0060610e" style:text-blinking="false" fo:background-color="transparent" loext:char-shading-value="0"/>
    </style:style>
    <style:style style:name="T23" style:family="text">
      <style:text-properties fo:font-variant="normal" fo:text-transform="none" fo:color="#000000" style:text-line-through-style="none" style:text-line-through-type="none" style:font-name="Arial" fo:font-size="11pt" fo:font-style="normal" style:text-underline-style="none" officeooo:rsid="0060610e" style:text-blinking="false" fo:background-color="transparent" loext:char-shading-value="0" style:font-weight-asian="normal" style:font-weight-complex="normal"/>
    </style:style>
    <style:style style:name="T24" style:family="text">
      <style:text-properties fo:font-variant="normal" fo:text-transform="none" fo:color="#000000" style:text-line-through-style="none" style:text-line-through-type="none" style:font-name="Arial" fo:font-size="11pt" fo:font-style="normal" style:text-underline-style="none" officeooo:rsid="00682925" style:text-blinking="false" fo:background-color="transparent" loext:char-shading-value="0" style:font-weight-asian="normal" style:font-weight-complex="normal"/>
    </style:style>
    <style:style style:name="T25" style:family="text">
      <style:text-properties fo:font-variant="normal" fo:text-transform="none" fo:color="#000000" style:text-line-through-style="none" style:text-line-through-type="none" style:font-name="Arial" fo:font-size="11pt" fo:font-style="normal" style:text-underline-style="none" officeooo:rsid="005d5ece" style:text-blinking="false" fo:background-color="transparent" loext:char-shading-value="0" style:font-weight-asian="normal" style:font-weight-complex="normal"/>
    </style:style>
    <style:style style:name="T26" style:family="text">
      <style:text-properties fo:font-variant="normal" fo:text-transform="none" fo:color="#000000" style:text-line-through-style="none" style:text-line-through-type="none" style:font-name="Arial" fo:font-size="11pt" fo:font-style="normal" style:text-underline-style="none" officeooo:rsid="005e9caa" style:text-blinking="false" fo:background-color="transparent" loext:char-shading-value="0" style:font-weight-asian="normal" style:font-weight-complex="normal"/>
    </style:style>
    <style:style style:name="T27" style:family="text">
      <style:text-properties fo:font-variant="normal" fo:text-transform="none" fo:color="#000000" style:text-line-through-style="none" style:text-line-through-type="none" style:font-name="Arial" fo:font-size="11pt" fo:font-style="normal" style:text-underline-style="none" officeooo:rsid="00695449" style:text-blinking="false" fo:background-color="transparent" loext:char-shading-value="0" style:font-weight-asian="normal" style:font-weight-complex="normal"/>
    </style:style>
    <style:style style:name="T28" style:family="text">
      <style:text-properties fo:font-variant="normal" fo:text-transform="none" fo:color="#000000" style:text-line-through-style="none" style:text-line-through-type="none" style:font-name="Arial" fo:font-size="11pt" fo:font-style="normal" style:text-underline-style="none" officeooo:rsid="006aaeb0" style:text-blinking="false" fo:background-color="transparent" loext:char-shading-value="0" style:font-weight-asian="normal" style:font-weight-complex="normal"/>
    </style:style>
    <style:style style:name="T29" style:family="text">
      <style:text-properties fo:font-variant="normal" fo:text-transform="none" fo:color="#000000" style:text-line-through-style="none" style:text-line-through-type="none" style:font-name="Arial" fo:font-size="11pt" fo:font-style="normal" style:text-underline-style="none" officeooo:rsid="006d4857" style:text-blinking="false" fo:background-color="transparent" loext:char-shading-value="0" style:font-weight-asian="normal" style:font-weight-complex="normal"/>
    </style:style>
    <style:style style:name="T30" style:family="text">
      <style:text-properties fo:font-variant="normal" fo:text-transform="none" fo:color="#000000" style:text-line-through-style="none" style:text-line-through-type="none" style:font-name="Arial" fo:font-size="11pt" fo:font-style="normal" style:text-underline-style="none" officeooo:rsid="006f3223" style:text-blinking="false" fo:background-color="transparent" loext:char-shading-value="0" style:font-weight-asian="normal" style:font-weight-complex="normal"/>
    </style:style>
    <style:style style:name="T31" style:family="text">
      <style:text-properties fo:font-variant="normal" fo:text-transform="none" fo:color="#000000" style:text-line-through-style="none" style:text-line-through-type="none" style:font-name="Arial" fo:font-size="11pt" fo:font-style="normal" style:text-underline-style="none" officeooo:rsid="00cb438b" style:text-blinking="false" fo:background-color="transparent" loext:char-shading-value="0" style:font-weight-asian="normal" style:font-weight-complex="normal"/>
    </style:style>
    <style:style style:name="T32" style:family="text">
      <style:text-properties fo:font-variant="normal" fo:text-transform="none" fo:color="#000000" style:text-line-through-style="none" style:text-line-through-type="none" style:font-name="Arial" fo:font-size="11pt" fo:font-style="normal" style:text-underline-style="none" officeooo:rsid="00d6095a" style:text-blinking="false" fo:background-color="transparent" loext:char-shading-value="0" style:font-weight-asian="normal" style:font-weight-complex="normal"/>
    </style:style>
    <style:style style:name="T33" style:family="text">
      <style:text-properties fo:font-variant="normal" fo:text-transform="none" fo:color="#000000" style:text-line-through-style="none" style:text-line-through-type="none" style:font-name="Arial" fo:font-size="11pt" fo:font-style="normal" style:text-underline-style="none" officeooo:rsid="00713c9a" style:text-blinking="false" fo:background-color="transparent" loext:char-shading-value="0"/>
    </style:style>
    <style:style style:name="T34" style:family="text">
      <style:text-properties fo:font-variant="normal" fo:text-transform="none" fo:color="#000000" style:text-line-through-style="none" style:text-line-through-type="none" style:font-name="Arial" fo:font-size="11pt" fo:font-style="normal" style:text-underline-style="none" officeooo:rsid="0097e56f" style:text-blinking="false" fo:background-color="transparent" loext:char-shading-value="0"/>
    </style:style>
    <style:style style:name="T35" style:family="text">
      <style:text-properties fo:font-variant="normal" fo:text-transform="none" fo:color="#000000" style:text-line-through-style="none" style:text-line-through-type="none" style:font-name="Arial" fo:font-size="11pt" fo:font-style="normal" style:text-underline-style="none" officeooo:rsid="009b62c7" style:text-blinking="false" fo:background-color="transparent" loext:char-shading-value="0"/>
    </style:style>
    <style:style style:name="T36" style:family="text">
      <style:text-properties fo:font-variant="normal" fo:text-transform="none" fo:color="#000000" style:text-line-through-style="none" style:text-line-through-type="none" style:font-name="Arial" fo:font-size="11pt" fo:font-style="normal" style:text-underline-style="none" officeooo:rsid="009bf2b4" style:text-blinking="false" fo:background-color="transparent" loext:char-shading-value="0"/>
    </style:style>
    <style:style style:name="T37" style:family="text">
      <style:text-properties fo:font-variant="normal" fo:text-transform="none" fo:color="#000000" style:text-line-through-style="none" style:text-line-through-type="none" style:font-name="Arial" fo:font-size="11pt" fo:font-style="normal" style:text-underline-style="none" officeooo:rsid="009cefeb" style:text-blinking="false" fo:background-color="transparent" loext:char-shading-value="0"/>
    </style:style>
    <style:style style:name="T38" style:family="text">
      <style:text-properties fo:font-variant="normal" fo:text-transform="none" fo:color="#000000" style:text-line-through-style="none" style:text-line-through-type="none" style:font-name="Arial" fo:font-size="11pt" fo:font-style="normal" style:text-underline-style="none" officeooo:rsid="009e49e5" style:text-blinking="false" fo:background-color="transparent" loext:char-shading-value="0"/>
    </style:style>
    <style:style style:name="T39" style:family="text">
      <style:text-properties fo:font-variant="normal" fo:text-transform="none" fo:color="#000000" style:text-line-through-style="none" style:text-line-through-type="none" style:font-name="Arial" fo:font-size="11pt" fo:font-style="normal" style:text-underline-style="none" officeooo:rsid="00a03529" style:text-blinking="false" fo:background-color="transparent" loext:char-shading-value="0"/>
    </style:style>
    <style:style style:name="T40" style:family="text">
      <style:text-properties fo:font-variant="normal" fo:text-transform="none" fo:color="#000000" style:text-line-through-style="none" style:text-line-through-type="none" style:font-name="Arial" fo:font-size="11pt" fo:font-style="normal" style:text-underline-style="none" officeooo:rsid="00a0773b" style:text-blinking="false" fo:background-color="transparent" loext:char-shading-value="0"/>
    </style:style>
    <style:style style:name="T41" style:family="text">
      <style:text-properties fo:font-variant="normal" fo:text-transform="none" fo:color="#000000" style:text-line-through-style="none" style:text-line-through-type="none" style:font-name="Arial" fo:font-size="11pt" fo:font-style="normal" style:text-underline-style="none" officeooo:rsid="00a105a6" style:text-blinking="false" fo:background-color="transparent" loext:char-shading-value="0"/>
    </style:style>
    <style:style style:name="T42" style:family="text">
      <style:text-properties fo:font-variant="normal" fo:text-transform="none" fo:color="#000000" style:text-line-through-style="none" style:text-line-through-type="none" style:font-name="Arial" fo:font-size="11pt" fo:font-style="normal" style:text-underline-style="none" officeooo:rsid="00a3265d" style:text-blinking="false" fo:background-color="transparent" loext:char-shading-value="0"/>
    </style:style>
    <style:style style:name="T43" style:family="text">
      <style:text-properties fo:font-variant="normal" fo:text-transform="none" fo:color="#000000" style:text-line-through-style="none" style:text-line-through-type="none" style:font-name="Arial" fo:font-size="11pt" fo:font-style="normal" style:text-underline-style="none" officeooo:rsid="00dbdc8a" style:text-blinking="false" fo:background-color="transparent" loext:char-shading-value="0"/>
    </style:style>
    <style:style style:name="T44" style:family="text">
      <style:text-properties fo:font-variant="normal" fo:text-transform="none" fo:color="#000000" style:text-line-through-style="none" style:text-line-through-type="none" style:font-name="Arial" fo:font-size="11pt" fo:font-style="normal" style:text-underline-style="none" officeooo:rsid="00dd3601" style:text-blinking="false" fo:background-color="transparent" loext:char-shading-value="0"/>
    </style:style>
    <style:style style:name="T45" style:family="text">
      <style:text-properties fo:font-variant="normal" fo:text-transform="none" fo:color="#000000" style:text-line-through-style="none" style:text-line-through-type="none" style:font-name="Arial" fo:font-size="11pt" fo:font-style="normal" style:text-underline-style="none" officeooo:rsid="00e5a553" style:text-blinking="false" fo:background-color="transparent" loext:char-shading-value="0"/>
    </style:style>
    <style:style style:name="T46" style:family="text">
      <style:text-properties fo:font-variant="normal" fo:text-transform="none" fo:color="#000000" style:text-line-through-style="none" style:text-line-through-type="none" style:font-name="Arial" fo:font-size="11pt" fo:font-style="normal" style:text-underline-style="none" officeooo:rsid="00e77171" style:text-blinking="false" fo:background-color="transparent" loext:char-shading-value="0"/>
    </style:style>
    <style:style style:name="T47" style:family="text">
      <style:text-properties fo:font-variant="normal" fo:text-transform="none" fo:color="#000000" style:text-line-through-style="none" style:text-line-through-type="none" style:font-name="Arial" fo:font-size="11pt" fo:font-style="normal" style:text-underline-style="none" officeooo:rsid="00e8c8d5" style:text-blinking="false" fo:background-color="transparent" loext:char-shading-value="0"/>
    </style:style>
    <style:style style:name="T48" style:family="text">
      <style:text-properties fo:font-variant="normal" fo:text-transform="none" fo:color="#000000" style:text-line-through-style="none" style:text-line-through-type="none" style:font-name="Arial" fo:font-size="11pt" fo:font-style="normal" style:text-underline-style="none" officeooo:rsid="00ea58b3" style:text-blinking="false" fo:background-color="transparent" loext:char-shading-value="0"/>
    </style:style>
    <style:style style:name="T49" style:family="text">
      <style:text-properties fo:font-variant="normal" fo:text-transform="none" fo:color="#000000" style:text-line-through-style="none" style:text-line-through-type="none" style:font-name="Arial" fo:font-size="11pt" fo:font-style="normal" style:text-underline-style="none" officeooo:rsid="00eae24b" style:text-blinking="false" fo:background-color="transparent" loext:char-shading-value="0"/>
    </style:style>
    <style:style style:name="T50" style:family="text">
      <style:text-properties fo:font-variant="normal" fo:text-transform="none" fo:color="#000000" style:text-line-through-style="none" style:text-line-through-type="none" style:font-name="Arial" fo:font-size="11pt" fo:font-style="normal" style:text-underline-style="none" officeooo:rsid="00eb849e" style:text-blinking="false" fo:background-color="transparent" loext:char-shading-value="0"/>
    </style:style>
    <style:style style:name="T51" style:family="text">
      <style:text-properties fo:font-variant="normal" fo:text-transform="none" fo:color="#000000" style:text-line-through-style="none" style:text-line-through-type="none" style:font-name="Arial" fo:font-size="11pt" fo:font-style="normal" style:text-underline-style="none" officeooo:rsid="00edd437" style:text-blinking="false" fo:background-color="transparent" loext:char-shading-value="0"/>
    </style:style>
    <style:style style:name="T52" style:family="text">
      <style:text-properties fo:font-variant="normal" fo:text-transform="none" fo:color="#000000" style:text-line-through-style="none" style:text-line-through-type="none" style:font-name="Arial" fo:font-size="11pt" fo:font-style="normal" style:text-underline-style="none" officeooo:rsid="00ef92de" style:text-blinking="false" fo:background-color="transparent" loext:char-shading-value="0"/>
    </style:style>
    <style:style style:name="T53" style:family="text">
      <style:text-properties fo:font-variant="normal" fo:text-transform="none" fo:color="#000000" style:text-line-through-style="none" style:text-line-through-type="none" style:font-name="Arial" fo:font-size="11pt" fo:font-style="normal" style:text-underline-style="none" officeooo:rsid="008fa640" style:text-blinking="false" fo:background-color="transparent" loext:char-shading-value="0"/>
    </style:style>
    <style:style style:name="T54" style:family="text">
      <style:text-properties fo:font-variant="normal" fo:text-transform="none" fo:color="#000000" style:text-line-through-style="none" style:text-line-through-type="none" style:font-name="Arial" fo:font-size="11pt" fo:font-style="normal" style:text-underline-style="none" officeooo:rsid="0101e760" style:text-blinking="false" fo:background-color="transparent" loext:char-shading-value="0"/>
    </style:style>
    <style:style style:name="T55" style:family="text">
      <style:text-properties fo:font-variant="normal" fo:text-transform="none" fo:color="#000000" style:text-line-through-style="none" style:text-line-through-type="none" style:font-name="Arial" fo:font-size="11pt" fo:font-style="normal" style:text-underline-style="none" officeooo:rsid="01037f91" style:text-blinking="false" fo:background-color="transparent" loext:char-shading-value="0"/>
    </style:style>
    <style:style style:name="T56" style:family="text">
      <style:text-properties fo:font-variant="normal" fo:text-transform="none" fo:color="#000000" style:text-line-through-style="none" style:text-line-through-type="none" style:font-name="Arial" fo:font-size="11pt" fo:font-style="normal" style:text-underline-style="none" officeooo:rsid="0104d81d" style:text-blinking="false" fo:background-color="transparent" loext:char-shading-value="0"/>
    </style:style>
    <style:style style:name="T57" style:family="text">
      <style:text-properties fo:font-variant="normal" fo:text-transform="none" fo:color="#000000" style:text-line-through-style="none" style:text-line-through-type="none" style:font-name="Arial" fo:font-size="11pt" fo:font-style="normal" style:text-underline-style="none" officeooo:rsid="01158d06" style:text-blinking="false" fo:background-color="transparent" loext:char-shading-value="0"/>
    </style:style>
    <style:style style:name="T58" style:family="text">
      <style:text-properties fo:font-variant="normal" fo:text-transform="none" fo:color="#000000" style:text-line-through-style="none" style:text-line-through-type="none" style:font-name="Arial" fo:font-size="11pt" fo:font-style="normal" style:text-underline-style="none" officeooo:rsid="00449219" style:text-blinking="false"/>
    </style:style>
    <style:style style:name="T59" style:family="text">
      <style:text-properties fo:font-variant="normal" fo:text-transform="none" fo:color="#000000" style:text-line-through-style="none" style:text-line-through-type="none" style:font-name="Arial" fo:font-size="11pt" fo:font-style="normal" style:text-underline-style="none" officeooo:rsid="005a67b7" style:text-blinking="false"/>
    </style:style>
    <style:style style:name="T60" style:family="text">
      <style:text-properties fo:font-variant="normal" fo:text-transform="none" fo:color="#000000" style:text-line-through-style="none" style:text-line-through-type="none" style:font-name="Arial" fo:font-size="11pt" fo:font-style="normal" style:text-underline-style="none" officeooo:rsid="005ac4bd" style:text-blinking="false"/>
    </style:style>
    <style:style style:name="T61" style:family="text">
      <style:text-properties fo:font-variant="normal" fo:text-transform="none" fo:color="#000000" style:text-line-through-style="none" style:text-line-through-type="none" style:font-name="Arial" fo:font-size="11pt" fo:font-style="normal" style:text-underline-style="none" officeooo:rsid="0077a327" style:text-blinking="false"/>
    </style:style>
    <style:style style:name="T62" style:family="text">
      <style:text-properties fo:font-variant="normal" fo:text-transform="none" fo:color="#000000" style:text-line-through-style="none" style:text-line-through-type="none" style:font-name="Arial" fo:font-size="11pt" fo:font-style="normal" style:text-underline-style="none" officeooo:rsid="0100f953" style:text-blinking="false"/>
    </style:style>
    <style:style style:name="T63" style:family="text">
      <style:text-properties fo:font-variant="normal" fo:text-transform="none" fo:color="#000000" style:text-line-through-style="none" style:text-line-through-type="none" style:font-name="Arial" fo:font-size="11pt" fo:font-style="normal" style:text-underline-style="none" officeooo:rsid="00131678" style:text-blinking="false"/>
    </style:style>
    <style:style style:name="T64" style:family="text">
      <style:text-properties fo:font-variant="normal" fo:text-transform="none" fo:color="#000000" style:text-line-through-style="none" style:text-line-through-type="none" style:font-name="Arial" fo:font-size="11pt" fo:font-style="normal" style:text-underline-style="none" officeooo:rsid="0101e760" style:text-blinking="false"/>
    </style:style>
    <style:style style:name="T65" style:family="text">
      <style:text-properties fo:font-variant="normal" fo:text-transform="none" fo:color="#000000" style:text-line-through-style="none" style:text-line-through-type="none" style:font-name="Arial" fo:font-size="11pt" fo:font-style="normal" style:text-underline-style="none" officeooo:rsid="01037f91" style:text-blinking="false"/>
    </style:style>
    <style:style style:name="T66" style:family="text">
      <style:text-properties fo:font-variant="normal" fo:text-transform="none" fo:color="#000000" style:text-line-through-style="none" style:text-line-through-type="none" style:font-name="Arial" fo:font-size="11pt" fo:font-style="normal" style:text-underline-style="none" officeooo:rsid="0104d81d" style:text-blinking="false"/>
    </style:style>
    <style:style style:name="T67" style:family="text">
      <style:text-properties officeooo:rsid="0046a44a"/>
    </style:style>
    <style:style style:name="T68" style:family="text">
      <style:text-properties officeooo:rsid="00071483"/>
    </style:style>
    <style:style style:name="T69" style:family="text">
      <style:text-properties officeooo:rsid="004960eb"/>
    </style:style>
    <style:style style:name="T70" style:family="text">
      <style:text-properties officeooo:rsid="004b1c98"/>
    </style:style>
    <style:style style:name="T71" style:family="text">
      <style:text-properties officeooo:rsid="004ea434"/>
    </style:style>
    <style:style style:name="T72" style:family="text">
      <style:text-properties officeooo:rsid="0050265d"/>
    </style:style>
    <style:style style:name="T73" style:family="text">
      <style:text-properties officeooo:rsid="0056801f"/>
    </style:style>
    <style:style style:name="T74" style:family="text">
      <style:text-properties officeooo:rsid="007c3e8e"/>
    </style:style>
    <style:style style:name="T75" style:family="text">
      <style:text-properties officeooo:rsid="00813c43"/>
    </style:style>
    <style:style style:name="T76" style:family="text">
      <style:text-properties officeooo:rsid="00867158"/>
    </style:style>
    <style:style style:name="T77" style:family="text">
      <style:text-properties officeooo:rsid="00a968eb"/>
    </style:style>
    <style:style style:name="T78" style:family="text">
      <style:text-properties officeooo:rsid="00b22cbc"/>
    </style:style>
    <style:style style:name="T79" style:family="text">
      <style:text-properties officeooo:rsid="00cb438b"/>
    </style:style>
    <style:style style:name="T80" style:family="text">
      <style:text-properties officeooo:rsid="00cc63a6"/>
    </style:style>
    <style:style style:name="T81" style:family="text">
      <style:text-properties officeooo:rsid="00d6095a"/>
    </style:style>
    <style:style style:name="T82" style:family="text">
      <style:text-properties officeooo:rsid="00fbd619"/>
    </style:style>
    <style:style style:name="T83" style:family="text">
      <style:text-properties officeooo:rsid="00ffc9e0"/>
    </style:style>
    <style:style style:name="T84" style:family="text">
      <style:text-properties fo:background-color="transparent" loext:char-shading-value="0"/>
    </style:style>
    <style:style style:name="T85" style:family="text">
      <style:text-properties officeooo:rsid="008c360c" fo:background-color="transparent" loext:char-shading-value="0"/>
    </style:style>
    <style:style style:name="T86" style:family="text">
      <style:text-properties officeooo:rsid="011d996d" fo:background-color="transparent" loext:char-shading-value="0"/>
    </style:style>
    <style:style style:name="T87" style:family="text">
      <style:text-properties fo:font-weight="bold" style:font-weight-asian="bold" style:font-weight-complex="bold"/>
    </style:style>
    <style:style style:name="T88" style:family="text">
      <style:text-properties fo:font-weight="bold" officeooo:rsid="010cfeb8" style:font-weight-asian="bold" style:font-weight-complex="bold"/>
    </style:style>
    <style:style style:name="T89" style:family="text">
      <style:text-properties fo:font-weight="bold" fo:background-color="transparent" loext:char-shading-value="0" style:font-weight-asian="bold" style:font-weight-complex="bold"/>
    </style:style>
    <style:style style:name="T90" style:family="text">
      <style:text-properties officeooo:rsid="010cfeb8"/>
    </style:style>
    <style:style style:name="T91" style:family="text">
      <style:text-properties officeooo:rsid="01176ba5"/>
    </style:style>
    <style:style style:name="T92" style:family="text">
      <style:text-properties officeooo:rsid="011d996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nsorBox™</text:p>
      <text:p text:style-name="P3">Holger Lange <text:span text:style-name="T82">@ </text:span><text:a xlink:type="simple" xlink:href="http://www.aowerkstatt.com/" text:style-name="Internet_20_link" text:visited-style-name="Visited_20_Internet_20_Link"><text:span text:style-name="T82">www.aiwerkstatt.com</text:span></text:a></text:p>
      <text:p text:style-name="Standard"/>
      <text:p text:style-name="P9"/>
      <text:p text:style-name="P22"><text:span text:style-name="T63">W</text:span><text:span text:style-name="T20">e work on the development of </text:span><text:span text:style-name="T64">a</text:span><text:span text:style-name="T20"> </text:span><text:span text:style-name="T14">Visual AI research platform</text:span><text:span text:style-name="T20">, we call the </text:span><text:span text:style-name="T19">SensorBox™</text:span><text:span text:style-name="T60">.</text:span></text:p>
      <text:p text:style-name="P10"/>
      <text:p text:style-name="Standard"><text:span text:style-name="T20">R&amp;D (</text:span><text:span text:style-name="T58">R</text:span><text:span text:style-name="T20">esearch and Development) of a Visual AI (Artificial Intelligence) system requires the use of a flexible embedded sensor suite </text:span><text:span text:style-name="T59">that allows for experimentation and </text:span><text:span text:style-name="T61">that </text:span><text:span text:style-name="T59">can be used in the real environment</text:span><text:span text:style-name="T20">. Using available benchmark </text:span><text:span text:style-name="T62">dataset</text:span><text:span text:style-name="T20">s can only get you so far, and may not even be representative for your particular application. Building such a sensor suite can be quite complex and arguably </text:span><text:span text:style-name="T59">is not really part of developing a software application.</text:span></text:p>
      <text:p text:style-name="P8"/>
      <text:p text:style-name="P24"><text:span text:style-name="T62">Our</text:span><text:span text:style-name="T59"> goal is to build a </text:span><text:span text:style-name="T8">research platform</text:span><text:span text:style-name="T6"> </text:span><text:span text:style-name="T8">that can be used to develop </text:span><text:span text:style-name="T7">st</text:span><text:span text:style-name="T62">ate estimation</text:span><text:span text:style-name="T59">, mapping and scene understanding </text:span><text:span text:style-name="T65">applications</text:span><text:span text:style-name="T59">. </text:span><text:span text:style-name="T65">Our sensor suite consists of </text:span><text:span text:style-name="T18">stereo</text:span><text:span text:style-name="T16"> </text:span><text:span text:style-name="T15">RGB </text:span><text:span text:style-name="T16">cameras</text:span><text:span text:style-name="T65">, a </text:span><text:span text:style-name="T16">RGB-D</text:span><text:span text:style-name="T17">epth</text:span><text:span text:style-name="T16"> camera</text:span><text:span text:style-name="T65">, a </text:span><text:span text:style-name="T16">thermal camera</text:span><text:span text:style-name="T65">, </text:span><text:span text:style-name="T66">an </text:span><text:span text:style-name="T17">ultrasonic range finder</text:span><text:span text:style-name="T66">, </text:span><text:span text:style-name="T65">a </text:span><text:span text:style-name="T16">GNSS</text:span><text:span text:style-name="T65"> (Global Navigation Satellite System) </text:span><text:span text:style-name="T66">receiver</text:span><text:span text:style-name="T65">, </text:span><text:span text:style-name="T16">IMU</text:span><text:span text:style-name="T65">s (Inertial Measurement Unit), a </text:span><text:span text:style-name="T16">pressure sensor</text:span><text:span text:style-name="T65">, a </text:span><text:span text:style-name="T16">temperatur</text:span><text:span text:style-name="T17">e</text:span><text:span text:style-name="T16"> sensor</text:span><text:span text:style-name="T65"> and </text:span><text:span text:style-name="T66">a </text:span><text:span text:style-name="T17">power</text:span><text:span text:style-name="T16"> sensor</text:span><text:span text:style-name="T65">. O</text:span><text:span text:style-name="T66">ur embedded processing platform consists of an </text:span><text:span text:style-name="T17">Arduino Zero</text:span><text:span text:style-name="T66"> microcontroller and an</text:span><text:span text:style-name="T17"> NVIDIA Jetson Xavier NX</text:span><text:span text:style-name="T66">. Our embedded power source consists of a </text:span><text:span text:style-name="T17">USB-C </text:span><text:span text:style-name="T13">power bank</text:span><text:span text:style-name="T53">. </text:span></text:p>
      <text:p text:style-name="P23"/>
      <text:p text:style-name="Standard"><text:span text:style-name="T55">As</text:span><text:span text:style-name="T53"> a <text:s/></text:span><text:span text:style-name="T56">research </text:span><text:span text:style-name="T53">platform, we are looking for maximum flexibility and re-use. We leverage </text:span><text:span text:style-name="T21">existing </text:span><text:span text:style-name="T53">and popular </text:span><text:span text:style-name="T54">e</text:span><text:span text:style-name="T53">co-systems</text:span><text:span text:style-name="T21"> for robotics, computer vision and artificial intelligence, in particular </text:span><text:span text:style-name="T57">the</text:span><text:span text:style-name="T21"> </text:span><text:a xlink:type="simple" xlink:href="https://developer.nvidia.com/embedded-computing" text:style-name="Internet_20_link" text:visited-style-name="Visited_20_Internet_20_Link"><text:span text:style-name="T89">NVIDIA Jetson</text:span></text:a><text:span text:style-name="T21"> embedded processing platform, </text:span><text:a xlink:type="simple" xlink:href="https://www.sparkfun.com/" text:style-name="Internet_20_link" text:visited-style-name="Visited_20_Internet_20_Link"><text:span text:style-name="T89">SparkFun</text:span></text:a><text:span text:style-name="T21">’s microcontroller and sensors and </text:span><text:a xlink:type="simple" xlink:href="https://www.arducam.com/" text:style-name="Internet_20_link" text:visited-style-name="Visited_20_Internet_20_Link"><text:span text:style-name="T89">Arducam</text:span></text:a><text:span text:style-name="T21">’s suite of cameras. </text:span></text:p>
      <text:p text:style-name="Standard"/>
      <text:p text:style-name="Standard">So far, we completed the design, 3D printing, hardware assembly and basic software setup. Next, we are going to work on a ROS2 based <text:span text:style-name="T90">infrastructure</text:span>, a qt-based GUI, sensor calibration and sensor synchronization.</text:p>
      <text:p text:style-name="Standard"/>
      <text:p text:style-name="Standard">We provide <text:span text:style-name="T90">a </text:span><text:a xlink:type="simple" xlink:href="https://github.com/AIWerkstatt/SensorBox" text:style-name="Internet_20_link" text:visited-style-name="Visited_20_Internet_20_Link"><text:span text:style-name="T88">GitHub repository</text:span></text:a><text:span text:style-name="T90"> with all design and source code files and </text:span>detailed documentation with step-by-step instructions and <text:a xlink:type="simple" xlink:href="https://www.youtube.com/channel/UCgJB5recIT7bXP8dV0AoSTw/videos" text:style-name="Internet_20_link" text:visited-style-name="Visited_20_Internet_20_Link"><text:span text:style-name="T87">YouTube videos</text:span></text:a> on how to build the SensorBox™.</text:p>
      <text:p text:style-name="Standard"/>
      <text:p text:style-name="Standard"><text:span text:style-name="T87">aiWerkstatt™</text:span> provides the <text:span text:style-name="T87">SensorBox™</text:span> as an <text:span text:style-name="T87">open source product</text:span> in the hope that it will provide researcher<text:span text:style-name="T91">s</text:span> in Visual AI with a jump start and when used by many that it will enable collaborations and create synergies.</text:p>
      <text:h text:style-name="P26" text:outline-level="1">Sensors &amp; Processing</text:h>
      <text:h text:style-name="Heading_20_2" text:outline-level="2">Embedded <text:span text:style-name="T74">Processor</text:span></text:h>
      <text:p text:style-name="Standard"><text:a xlink:type="simple" xlink:href="https://www.nvidia.com/" text:style-name="Internet_20_link" text:visited-style-name="Visited_20_Internet_20_Link">NVIDIA</text:a> provides with the <text:a xlink:type="simple" xlink:href="https://developer.nvidia.com/embedded-computing" text:style-name="Internet_20_link" text:visited-style-name="Visited_20_Internet_20_Link">Jetson product family</text:a> a powerful embedded processing platform with a rich eco-system for robotics, computer vision and artificial intelligence.</text:p>
      <text:p text:style-name="Standard"/>
      <text:p text:style-name="Standard">We use a <text:a xlink:type="simple" xlink:href="https://www.nvidia.com/en-us/autonomous-machines/embedded-systems/jetson-xavier-nx/" text:style-name="Internet_20_link" text:visited-style-name="Visited_20_Internet_20_Link">NVIDIA Jetson Xavier NX development kit</text:a> for our processin<text:span text:style-name="T83">g with consideration of the </text:span><text:a xlink:type="simple" xlink:href="https://developer.nvidia.com/embedded/develop/roadmap" text:style-name="Internet_20_link" text:visited-style-name="Visited_20_Internet_20_Link"><text:span text:style-name="T83">NVIDIA Jetson Orin NX</text:span></text:a><text:span text:style-name="T83"> as a future drop-in replacement. The NDIVDIA Jetson Xavier NX is equipped with a 6-core ARM® v8.2 64-bit CPU 6MB L2 + 4MB L3, a 384-core NVIDIA Volta™ GPU with 48 </text:span><text:soft-page-break/><text:span text:style-name="T83">Tensor Cores, 2 LVDLA engines, a 7-way VLIW Vision Processor, providing 21 TOPs. It has 2 power modes: 10W and 15W. It allows to connect up to 6 cameras directly via MIPI CSI-2. The development kit provides 2 MIPI CSI-2 connectors. The development kit is already equipped with a M.2 Key E wifi and bluetooth module and 2 antennas. We added a </text:span><text:a xlink:type="simple" xlink:href="https://www.amazon.com/Samsung-970-EVO-Plus-250GB/dp/B07M7Q21N7/ref=as_li_ss_tl?ie=UTF8&amp;linkCode=sl1&amp;tag=jetsonhacks-20&amp;linkId=ba86ecca4b7c5d7d4f2c5c01dc9c58a0&amp;language=en_US&amp;th=1" text:style-name="Internet_20_link" text:visited-style-name="Visited_20_Internet_20_Link"><text:span text:style-name="T83">M.2 Key M 500GB SSD drive</text:span></text:a><text:span text:style-name="T83">. The NDIVDIA Jetson Xavier NX development kit requires a </text:span><text:a xlink:type="simple" xlink:href="https://www.amazon.com/Samsung-MicroSD-Adapter-MB-ME64GA-AM/dp/B06XX29S9Q/ref=as_li_ss_tl?dchild=1&amp;keywords=samsung+evo+micro+sd+card+64gb&amp;qid=1589436767&amp;sr=8-3&amp;linkCode=sl1&amp;tag=jetsonhacks-20&amp;linkId=238816b9fc40a94b527f8bf7c33852da&amp;language=en_US" text:style-name="Internet_20_link" text:visited-style-name="Visited_20_Internet_20_Link"><text:span text:style-name="T83">SD card</text:span></text:a><text:span text:style-name="T83"> to boot.</text:span></text:p>
      <text:h text:style-name="Heading_20_2" text:outline-level="2">Microcontroller</text:h>
      <text:p text:style-name="P15"><text:a xlink:type="simple" xlink:href="https://www.sparkfun.com/" text:style-name="Internet_20_link" text:visited-style-name="Visited_20_Internet_20_Link">SparkFun</text:a> <text:span text:style-name="T76">provides a rich eco-system of microcontrollers and sensors for robotics, computer vision and artificial intelligence. SparkFun provides Arduino Libraries for easy programming of their products.</text:span></text:p>
      <text:p text:style-name="Standard"/>
      <text:p text:style-name="P25"><text:span text:style-name="T73">We use the </text:span><text:a xlink:type="simple" xlink:href="https://www.sparkfun.com/products/14812" text:style-name="Internet_20_link" text:visited-style-name="Visited_20_Internet_20_Link">SparkFun RedBoard Turbo </text:a><text:a xlink:type="simple" xlink:href="https://www.sparkfun.com/products/14812" text:style-name="Internet_20_link" text:visited-style-name="Visited_20_Internet_20_Link"><text:span text:style-name="T73">d</text:span></text:a><text:a xlink:type="simple" xlink:href="https://www.sparkfun.com/products/14812" text:style-name="Internet_20_link" text:visited-style-name="Visited_20_Internet_20_Link">evelopment </text:a><text:a xlink:type="simple" xlink:href="https://www.sparkfun.com/products/14812" text:style-name="Internet_20_link" text:visited-style-name="Visited_20_Internet_20_Link"><text:span text:style-name="T73">b</text:span></text:a><text:a xlink:type="simple" xlink:href="https://www.sparkfun.com/products/14812" text:style-name="Internet_20_link" text:visited-style-name="Visited_20_Internet_20_Link">oard</text:a>, which at its heart is <text:span text:style-name="T77">an Arduino Zero with an </text:span>ATSAMD21G18 32-bit/48MHz ARM Cortex-M0+<text:span text:style-name="T73">microcontroller. The RedBoard Turbo is equipped with a USB interface for programming and power, a UF2 bootloader, 4MB flash memory, a Qwiic I2C connector, and a RTC (Real-Time Clock). </text:span></text:p>
      <text:h text:style-name="Heading_20_2" text:outline-level="2">Sensors</text:h>
      <text:p text:style-name="Standard">We use a suite of sensors from <text:a xlink:type="simple" xlink:href="https://www.sparkfun.com/" text:style-name="Internet_20_link" text:visited-style-name="Visited_20_Internet_20_Link">SparkFun</text:a> that can be connected easily via Qwiic I2C connectors. </text:p>
      <text:p text:style-name="Standard"/>
      <text:p text:style-name="P16"><text:bookmark text:name="docs-internal-guid-cc7734f1-7fff-0bb5-45b5-000355312d7c"/>GNSS (Global Navigation Satellite System)</text:p>
      <text:p text:style-name="Standard">We use the <text:a xlink:type="simple" xlink:href="https://www.sparkfun.com/products/15733" text:style-name="Internet_20_link" text:visited-style-name="Visited_20_Internet_20_Link">SparkFun </text:a><text:a xlink:type="simple" xlink:href="https://www.sparkfun.com/products/15733" text:style-name="Internet_20_link" text:visited-style-name="Visited_20_Internet_20_Link">NEO-M9N GPS breakout board</text:a> that comes with an integrated chip antenna. The Neo-M9N module is a 92-channel u-blox M9 GNSS receiver, which can receive signals from GPS, GLONASS, Galileo and BeiDou providing an accuracy of ~1.5m. The breakout board is equipped with an on-board rechargeable battery that provides power to the RTC (Real-Time Clock) and GNSS orbit data allowing to reduce the time-to-first fix from a cold start (~24s) to a hot start (~2s). U-blox provides a proprietary binary API. </text:p>
      <text:p text:style-name="Standard"/>
      <text:p text:style-name="P16">IMU (Inertial Measurement Unit)</text:p>
      <text:p text:style-name="Standard">We use the <text:a xlink:type="simple" xlink:href="https://www.sparkfun.com/products/15335" text:style-name="Internet_20_link" text:visited-style-name="Visited_20_Internet_20_Link">SparkFun ICM20948 9DoF IMU</text:a>. The ICM20948 IMU includes a 3-axis gyroscope with user-programmable ranges: ±250, 500, 1000, and 2000 dps (degrees per second), a 3-axis accelerometer with user-programmable ranges: ±2, 4, 8, and 16g, a 3-axis magnetometer with a wide range of ±4900 µT and a temperature sensor. It can be synchronized from an external source (FSNC pin). It includes a Digital Motion Processor for on-sensor processing that allows to trigger interrupts (INT pin).</text:p>
      <text:p text:style-name="Standard"/>
      <text:p text:style-name="P16">Pressure (air) Sensor</text:p>
      <text:p text:style-name="Standard">We use the <text:a xlink:type="simple" xlink:href="https://www.sparkfun.com/products/14767" text:style-name="Internet_20_link" text:visited-style-name="Visited_20_Internet_20_Link">SparkFun LPS25HB Pressure Sensor</text:a>. The LPS25HB pressure sensor provides absolute pressure measurements from 26 kPa to 126 kPA with a precision of 1Pa RMS (8 cm at sea level) and 24-bit resolution from 1 to 25Hz. </text:p>
      <text:p text:style-name="Standard"/>
      <text:p text:style-name="P16">Temperature (internal) Sensor</text:p>
      <text:p text:style-name="Standard">We use the <text:a xlink:type="simple" xlink:href="https://www.sparkfun.com/products/16304" text:style-name="Internet_20_link" text:visited-style-name="Visited_20_Internet_20_Link">SparkFun TMP</text:a><text:a xlink:type="simple" xlink:href="https://www.sparkfun.com/products/16304" text:style-name="Internet_20_link" text:visited-style-name="Visited_20_Internet_20_Link">102 </text:a><text:a xlink:type="simple" xlink:href="https://www.sparkfun.com/products/16304" text:style-name="Internet_20_link" text:visited-style-name="Visited_20_Internet_20_Link">Temperature Sensor</text:a>. The TMP102 temperature sensor provides temperature measurements from -55C to +128C with a precision of ±0.5°C and 12-bit resolution from 0.25 to 8Hz. Programmable temperature limits can be used to trigger an interrupt (ALERT pin).</text:p>
      <text:h text:style-name="Heading_20_2" text:outline-level="2"><text:soft-page-break/>Vision</text:h>
      <text:p text:style-name="Standard"><text:span text:style-name="T10">S</text:span><text:span text:style-name="T9">tereo RGB (rolling-shutter) Cameras</text:span></text:p>
      <text:p text:style-name="Standard"><text:a xlink:type="simple" xlink:href="https://www.arducam.com/" text:style-name="Internet_20_link" text:visited-style-name="Visited_20_Internet_20_Link">Arducam</text:a> provides a whole suite of cameras that can be used with the NVIDIA Jetson Xavier NX. Note that the Sony IMX218 and IMX417 are supported natively by the NVIDIA Jetson Xavier NX.</text:p>
      <text:p text:style-name="Standard"/>
      <text:p text:style-name="Standard">Many applications today are trying to take advantage of the small camera modules developed for the cell phone market. Note that most of them are rolling shutter cameras, which come with some additional complexity when it comes to synchronization or registration. We use <text:span text:style-name="T29">a</text:span><text:span text:style-name="T28"> </text:span><text:a xlink:type="simple" xlink:href="https://www.arducam.com/product/b0191-arducam-imx219-visible-light-fixed-focus-camera-module-nvidia-jetson-nano-raspberry-pi-compute-module/" text:style-name="Internet_20_link" text:visited-style-name="Visited_20_Internet_20_Link">Arducam 8MP </text:a><text:a xlink:type="simple" xlink:href="https://www.arducam.com/product/b0191-arducam-imx219-visible-light-fixed-focus-camera-module-nvidia-jetson-nano-raspberry-pi-compute-module/" text:style-name="Internet_20_link" text:visited-style-name="Visited_20_Internet_20_Link">IMX219 </text:a><text:a xlink:type="simple" xlink:href="https://www.arducam.com/product/b0191-arducam-imx219-visible-light-fixed-focus-camera-module-nvidia-jetson-nano-raspberry-pi-compute-module/" text:style-name="Internet_20_link" text:visited-style-name="Visited_20_Internet_20_Link">Camera Module</text:a><text:span text:style-name="T28"> </text:span><text:span text:style-name="T30">(with PCB).</text:span> The cameras are connected directly to the 2 NVIDIA Jetson Xavier NX MIPI CSI-2 ports.</text:p>
      <text:p text:style-name="P6"/>
      <text:p text:style-name="P11"><text:span text:style-name="T81">Optional: </text:span>IMU (Inertial Measurement Unit)</text:p>
      <text:p text:style-name="P21"><text:span text:style-name="T23">W</text:span><text:span text:style-name="T24">e use the </text:span><text:a xlink:type="simple" xlink:href="https://www.sparkfun.com/products/13944" text:style-name="Internet_20_link" text:visited-style-name="Visited_20_Internet_20_Link">SparkFun LSM9DS1 9DoF </text:a><text:a xlink:type="simple" xlink:href="https://www.sparkfun.com/products/13944" text:style-name="Internet_20_link" text:visited-style-name="Visited_20_Internet_20_Link"><text:span text:style-name="T79">IMU</text:span></text:a><text:span text:style-name="T24"> </text:span><text:span text:style-name="T27">with the </text:span><text:a xlink:type="simple" xlink:href="https://www.sparkfun.com/products/14495" text:style-name="Internet_20_link" text:visited-style-name="Visited_20_Internet_20_Link">SparkFun Qwiic Adapter</text:a><text:span text:style-name="T27"> to provide the RGB cameras with their own IMUs</text:span><text:span text:style-name="T32">. This is optional, because the cameras are fixed and we already have the </text:span><text:span text:style-name="T4">SparkFun ICM20948 IMU </text:span><text:span text:style-name="T5">in the SensorBox. It is intended here for prototyping the electronics for small-footprint independent moving cameras. </text:span><text:span text:style-name="T25">The LSM9DS1 </text:span><text:span text:style-name="T31">IMU</text:span><text:span text:style-name="T25"> includes a 3-axis gyroscope </text:span><text:span text:style-name="T24">with user-programmable range</text:span><text:span text:style-name="T26">s: </text:span><text:span text:style-name="T24">±245, 500, or 2000 dps (degrees per second)</text:span><text:span text:style-name="T26">, a 3-axis accelerometer </text:span><text:span text:style-name="T24">with </text:span><text:span text:style-name="T26">user-</text:span><text:span text:style-name="T24">programmable range</text:span><text:span text:style-name="T26">s: </text:span><text:span text:style-name="T24">±2, 4, 8, or 16g, </text:span><text:span text:style-name="T31">and </text:span><text:span text:style-name="T26">a 3-axis magnetometer </text:span><text:span text:style-name="T24">with user-programmable ranges: ±4, 8, 12, or 16gauss.</text:span></text:p>
      <text:p text:style-name="P5"/>
      <text:p text:style-name="Standard"><text:span text:style-name="T10">R</text:span><text:span text:style-name="T9">GB-D Camera</text:span></text:p>
      <text:p text:style-name="P13"><text:span text:style-name="T21">We use the </text:span><text:a xlink:type="simple" xlink:href="https://www.intelrealsense.com/depth-camera-d435i/" text:style-name="Internet_20_link" text:visited-style-name="Visited_20_Internet_20_Link">Intel Realsense D435i</text:a><text:span text:style-name="T21"> with integrated IMU. The Intel Realsense is connected via USB 3.1 to the NVIDIA Jetson Xavier NX. </text:span><text:span text:style-name="T40">The depth image </text:span><text:span text:style-name="T41">can be provided at 90Hz with a native resolution of 848x480 pixels and</text:span><text:span text:style-name="T40"> a FOV of 87H x 58V (95D) degrees. The IR cameras are standard mono-chrome camera without an IR cut filter with a FOV of 91H x <text:s/>65V (100D) degrees. </text:span><text:span text:style-name="T38">The IR projector </text:span><text:span text:style-name="T39">provides a random </text:span><text:span text:style-name="T40">dot pattern at a wavelength of 850 nanometers with a FOV of <text:s/>86H x <text:s/>57V (94D) degrees. </text:span></text:p>
      <text:p text:style-name="P4"/>
      <text:p text:style-name="Standard"><text:span text:style-name="T10">T</text:span><text:span text:style-name="T9">hermal Camera</text:span></text:p>
      <text:p text:style-name="P14"><text:span text:style-name="T22">W</text:span><text:span text:style-name="T21">e use the </text:span><text:a xlink:type="simple" xlink:href="https://store.groupgets.com/collections/frontpage/products/flir-lepton-3-5" text:style-name="Internet_20_link" text:visited-style-name="Visited_20_Internet_20_Link">FLIR Lepton 3.5</text:a><text:span text:style-name="T21"> with the </text:span><text:a xlink:type="simple" xlink:href="https://store.groupgets.com/products/purethermal-2" text:style-name="Internet_20_link" text:visited-style-name="Visited_20_Internet_20_Link">PureTermal 2 FLIR Lepton Smart I/O Module</text:a><text:span text:style-name="T21"> that provides a USB 2 interface that is connected to the </text:span><text:span text:style-name="T33">NVIDIA Jetson Xavier NX. </text:span><text:span text:style-name="T34">The FLIR Lepton 3.5 provides </text:span><text:span text:style-name="T42">calibrated radiometric</text:span><text:span text:style-name="T34"> </text:span><text:span text:style-name="T35">images </text:span><text:span text:style-name="T41">from</text:span><text:span text:style-name="T35"> a</text:span><text:span text:style-name="T34"> wavelength band from 8 to 14 microns </text:span><text:span text:style-name="T36">(vs human visible spectrum is from 380 to 7</text:span><text:span text:style-name="T37">4</text:span><text:span text:style-name="T36">0 nanometers) </text:span><text:span text:style-name="T35">at 8.7Hz </text:span><text:span text:style-name="T42">with</text:span><text:span text:style-name="T35"> </text:span><text:span text:style-name="T34">a resolution of 160x120 pixels </text:span><text:span text:style-name="T42">and </text:span><text:span text:style-name="T40">a FOV of </text:span><text:span text:style-name="T42">56</text:span><text:span text:style-name="T40">H (</text:span><text:span text:style-name="T42">71</text:span><text:span text:style-name="T40">D) degrees.</text:span></text:p>
      <text:p text:style-name="P7"/>
      <text:p text:style-name="Standard"><text:span text:style-name="T10">U</text:span><text:span text:style-name="T11">ltra</text:span><text:span text:style-name="T12">sonic</text:span><text:span text:style-name="T11"> Range Finder</text:span></text:p>
      <text:p text:style-name="Standard"><text:span text:style-name="T22">W</text:span><text:span text:style-name="T21">e use th</text:span>e <text:a xlink:type="simple" xlink:href="https://www.sparkfun.com/products/11309" text:style-name="Internet_20_link" text:visited-style-name="Visited_20_Internet_20_Link">MaxBotix HRLV-MaxSonar-EZ4 Ultrasonic Range Finder</text:a> that provide<text:span text:style-name="T21">s about 1mm resolution from 0.</text:span><text:span text:style-name="T48">3</text:span><text:span text:style-name="T21"> to 5m </text:span><text:span text:style-name="T48">(with no dead zone: &lt;0.3m range at 0.3m)</text:span><text:span text:style-name="T21"> </text:span><text:span text:style-name="T43">at 10Hz working with 42kHz </text:span><text:span text:style-name="T45">ultra</text:span><text:span text:style-name="T44">sound </text:span><text:span text:style-name="T47">waves </text:span><text:span text:style-name="T52">and </text:span><text:span text:style-name="T51">a small beam angle</text:span><text:span text:style-name="T44"> </text:span><text:span text:style-name="T46">for air ranging. </text:span><text:span text:style-name="T52">The Ultrasonic Range Finder provides</text:span><text:span text:style-name="T49"> </text:span><text:span text:style-name="T50">internal temperature </text:span><text:span text:style-name="T51">based speed of sound compensation</text:span><text:span text:style-name="T49">.</text:span></text:p>
      <text:h text:style-name="Heading_20_2" text:outline-level="2">Power</text:h>
      <text:p text:style-name="P18">USB-C Power Bank</text:p>
      <text:p text:style-name="P19"><text:span text:style-name="T67">We use the </text:span><text:a xlink:type="simple" xlink:href="https://www.amazon.com/gp/product/B015VXJL2S/ref=ppx_yo_dt_b_asin_title_o08_s00?ie=UTF8&amp;psc=1" text:style-name="Internet_20_link" text:visited-style-name="Visited_20_Internet_20_Link"><text:span text:style-name="T67">POWER ADD</text:span></text:a><text:span text:style-name="T67"> USB-C power bank</text:span><text:span text:style-name="T2"> </text:span><text:span text:style-name="T68">as power source. It auto-starts when a device is plugged in, no need to push a button. It auto-starts when a contact was made after a lost of contact, making sure it keeps charging. It provides </text:span><text:bookmark text:name="docs-internal-guid-de84c074-7fff-af34-2a2f-820bd9fcdbe4"/><text:span text:style-name="T68">about </text:span><text:span text:style-name="T3">27,000mAh </text:span><text:span text:style-name="T2">(airline safe) and 100Wh. </text:span><text:span text:style-name="T68">It has an USB-C input port that allows to use a 100W (20Vx5A) USB-C charger, and with pass-through charging that allows us to use the SensorBoard while charging. It has a separate USB-C output port that can provide up to 60W (20Vx3A), which is well suited to power the entire SensorBox. With our 65W </text:span><text:a xlink:type="simple" xlink:href="https://www.amazon.com/gp/product/B08F7NHMLB/ref=ox_sc_act_title_1?smid=A1AEYAFEWEFJJF&amp;psc=1" text:style-name="Internet_20_link" text:visited-style-name="Visited_20_Internet_20_Link"><text:span text:style-name="T68">USB-C charger</text:span></text:a><text:span text:style-name="T68"> it takes </text:span><text:soft-page-break/><text:span text:style-name="T68">about 4 hours to fully charge the SensorBox. Note that the POWER ADD power bank shows that it is down to 1% charge when it actually reaches about 20%. Don’t be fooled.</text:span></text:p>
      <text:p text:style-name="P19"/>
      <text:p text:style-name="P17">USB-C Power Delivery</text:p>
      <text:p text:style-name="P19"><text:span text:style-name="T80">We use</text:span> <text:span text:style-name="T78">the </text:span><text:a xlink:type="simple" xlink:href="https://www.sparkfun.com/products/15801" text:style-name="Internet_20_link" text:visited-style-name="Visited_20_Internet_20_Link"><text:span text:style-name="T78">SparkFun USB-C Power Deliver Board</text:span></text:a> wired up to a <text:a xlink:type="simple" xlink:href="https://www.amazon.com/gp/product/B07DJ63MJP/ref=ppx_yo_dt_b_asin_title_o03_s00?ie=UTF8&amp;psc=1" text:style-name="Internet_20_link" text:visited-style-name="Visited_20_Internet_20_Link">power barrel jack</text:a> connector <text:span text:style-name="T71">(center pin positive) to </text:span>deliver <text:span text:style-name="T78">up to 30W (</text:span>20V<text:span text:style-name="T78">@1.5A)</text:span> to the <text:span text:style-name="T69">NVIDIA Jetson Xavier NX.</text:span> <text:span text:style-name="T69">The </text:span>NVIDIA Jetson <text:span text:style-name="T72">Xavier </text:span>NX <text:span text:style-name="T69">then in turn</text:span> <text:span text:style-name="T70">powers</text:span> all other devices in the SensorBox. <text:span text:style-name="T69">We use a </text:span><text:a xlink:type="simple" xlink:href="https://www.sparkfun.com/products/11967" text:style-name="Internet_20_link" text:visited-style-name="Visited_20_Internet_20_Link"><text:span text:style-name="T69">power button</text:span></text:a><text:span text:style-name="T69"> connected between the USB-C PD and the power barrel jack to switch on/off the power to the NVIDIA Jetson Xavier NX. Be aware that</text:span> a USB-C power bank that is permanently connected to a USB-C PD is going to loose its charge slowly over t<text:span text:style-name="T84">ime. </text:span><text:span text:style-name="T85">We seem to loose 8% of the charge per day, meaning that the SensorBox is completely discharged after 12 days. </text:span><text:span text:style-name="T84">Ma</text:span>ke sure to recharge the SensorBox when not used for some time before going into the field. </text:p>
      <text:p text:style-name="P19"/>
      <text:p text:style-name="P12">Current and Voltage Sensor</text:p>
      <text:p text:style-name="P19">We use the <text:a xlink:type="simple" xlink:href="https://www.sparkfun.com/products/15176" text:style-name="Internet_20_link" text:visited-style-name="Visited_20_Internet_20_Link">Zio INA219 Current and Voltage Sensor</text:a> to m<text:span text:style-name="T69">onitor the power consumption of the SensorBox.</text:span></text:p>
      <text:p text:style-name="P20"/>
      <text:h text:style-name="P27" text:outline-level="1">Cover</text:h>
      <text:h text:style-name="Heading_20_2" text:outline-level="2">Display</text:h>
      <text:p text:style-name="Standard">We use the <text:a xlink:type="simple" xlink:href="https://www.uctronics.com/index.php/uctronics-5-inch-touch-screen-for-raspberry-pi.html" text:style-name="Internet_20_link" text:visited-style-name="Visited_20_Internet_20_Link">UCTRONICS 5 Inch Touch Screen</text:a> <text:span text:style-name="T75">as an integrated display in the cover </text:span>and connect it via HDMI and USB (power and mouse) to the NVIDIA Jetson Xavier NX.</text:p>
      <text:h text:style-name="P28" text:outline-level="1">Monitor, Keyboard, Mouse and Power</text:h>
      <text:p text:style-name="Standard"><text:span text:style-name="T84">The SensorBox can be used as a </text:span><text:span text:style-name="T86">stand-alone</text:span><text:span text:style-name="T84"> computer power</text:span><text:span text:style-name="T86">ed</text:span><text:span text:style-name="T84"> </text:span><text:span text:style-name="T86">through</text:span><text:span text:style-name="T84"> the US</text:span>B-C connector <text:span text:style-name="T92">with </text:span>an external HDMI monitor using the HDMI connector, and a keyboard and mouse using NVIDIA Jetson Xavier NX bluetooth modu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4ded37" officeooo:paragraph-rsid="00fbd619"/>
    </style:style>
    <style:style style:name="MT1" style:family="text"/>
    <style:style style:name="MT2" style:family="text">
      <style:text-properties style:text-position="super 58%" officeooo:rsid="007dee7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a xlink:type="simple" xlink:href="http://www.aiwerkstatt.com/" text:style-name="Internet_20_link" text:visited-style-name="Visited_20_Internet_20_Link">aiWerkstatt</text:a><text:span text:style-name="MT2">TM</text:span><text:tab/>SensorBox<text:span text:style-name="MT2">TM</text:span> v1.0<text:tab/><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7T11:43:35.200145917</meta:creation-date>
    <dc:date>2021-07-17T16:56:01.110692996</dc:date>
    <meta:editing-duration>P1DT15H36M55S</meta:editing-duration>
    <meta:editing-cycles>94</meta:editing-cycles>
    <meta:generator>LibreOffice/6.0.7.3$Linux_X86_64 LibreOffice_project/00m0$Build-3</meta:generator>
    <meta:document-statistic meta:table-count="0" meta:image-count="0" meta:object-count="0" meta:page-count="4" meta:paragraph-count="51" meta:word-count="1633" meta:character-count="9895" meta:non-whitespace-character-count="8301"/>
  </office:meta>
</office:document-meta>
</file>